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49fcdf" style:font-weight-asian="bold" style:font-weight-complex="bold"/>
    </style:style>
    <style:style style:name="P6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7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8" style:family="paragraph" style:parent-style-name="Standard">
      <style:text-properties officeooo:rsid="0012cc8b" officeooo:paragraph-rsid="0012cc8b"/>
    </style:style>
    <style:style style:name="P9" style:family="paragraph" style:parent-style-name="Standard">
      <style:text-properties officeooo:paragraph-rsid="001170c9"/>
    </style:style>
    <style:style style:name="P10" style:family="paragraph" style:parent-style-name="Standard">
      <style:text-properties officeooo:paragraph-rsid="0049fcdf"/>
    </style:style>
    <style:style style:name="P11" style:family="paragraph" style:parent-style-name="Standard">
      <style:text-properties officeooo:paragraph-rsid="004b5174"/>
    </style:style>
    <style:style style:name="P12" style:family="paragraph" style:parent-style-name="Standard">
      <style:text-properties officeooo:rsid="005bce94" officeooo:paragraph-rsid="005bce94"/>
    </style:style>
    <style:style style:name="P13" style:family="paragraph" style:parent-style-name="Standard">
      <style:text-properties officeooo:paragraph-rsid="00625f04"/>
    </style:style>
    <style:style style:name="P14" style:family="paragraph" style:parent-style-name="Standard">
      <style:text-properties officeooo:paragraph-rsid="006c0b47"/>
    </style:style>
    <style:style style:name="P15" style:family="paragraph" style:parent-style-name="Standard">
      <style:text-properties officeooo:rsid="0069a040" officeooo:paragraph-rsid="0069a040"/>
    </style:style>
    <style:style style:name="P16" style:family="paragraph" style:parent-style-name="Standard">
      <style:text-properties officeooo:paragraph-rsid="006f690c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paragraph-rsid="00625f04"/>
    </style:style>
    <style:style style:name="P19" style:family="paragraph" style:parent-style-name="Standard">
      <style:text-properties officeooo:paragraph-rsid="006fd70a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tyle="italic" style:font-style-asian="italic"/>
    </style:style>
    <style:style style:name="T3" style:family="text">
      <style:text-properties fo:color="#000000" style:font-name="Times New Roman" fo:font-style="italic" officeooo:rsid="006c0b47" style:font-style-asian="italic" style:font-style-complex="italic"/>
    </style:style>
    <style:style style:name="T4" style:family="text">
      <style:text-properties fo:color="#000000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officeooo:rsid="001689ce"/>
    </style:style>
    <style:style style:name="T1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officeooo:rsid="0036a55a"/>
    </style:style>
    <style:style style:name="T13" style:family="text">
      <style:text-properties officeooo:rsid="0049fcd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9fcdf" style:font-weight-asian="normal" style:font-weight-complex="normal"/>
    </style:style>
    <style:style style:name="T16" style:family="text">
      <style:text-properties fo:font-weight="normal" officeooo:rsid="004b5174" style:font-weight-asian="normal" style:font-weight-complex="normal"/>
    </style:style>
    <style:style style:name="T17" style:family="text">
      <style:text-properties fo:font-weight="normal" officeooo:rsid="00625f04" style:font-weight-asian="normal" style:font-weight-complex="normal"/>
    </style:style>
    <style:style style:name="T18" style:family="text">
      <style:text-properties fo:font-weight="normal" officeooo:rsid="006cf68d" style:font-weight-asian="normal" style:font-weight-complex="normal"/>
    </style:style>
    <style:style style:name="T19" style:family="text">
      <style:text-properties fo:font-weight="normal" officeooo:rsid="006fd70a" style:font-weight-asian="normal" style:font-weight-complex="normal"/>
    </style:style>
    <style:style style:name="T20" style:family="text">
      <style:text-properties officeooo:rsid="005a3f47"/>
    </style:style>
    <style:style style:name="T21" style:family="text">
      <style:text-properties officeooo:rsid="005bce94"/>
    </style:style>
    <style:style style:name="T22" style:family="text">
      <style:text-properties officeooo:rsid="006c0b47"/>
    </style:style>
    <style:style style:name="T23" style:family="text">
      <style:text-properties officeooo:rsid="006cf68d"/>
    </style:style>
    <style:style style:name="T24" style:family="text">
      <style:text-properties officeooo:rsid="006f690c"/>
    </style:style>
    <style:style style:name="T25" style:family="text">
      <style:text-properties officeooo:rsid="006f7618"/>
    </style:style>
    <style:style style:name="T26" style:family="text">
      <style:text-properties officeooo:rsid="006fd7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urriculum Vitae</text:p>
      <text:p text:style-name="P1"/>
      <text:p text:style-name="P1">Aaron K. Clark</text:p>
      <text:p text:style-name="P1">Graduate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mail.cryptospace.com/~akclark/" text:style-name="Internet_20_link" text:visited-style-name="Visited_20_Internet_20_Link"><text:span text:style-name="T25">https://mail.cryptospace.com/~akclark/</text:span></text:a><text:span text:style-name="T25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26">Oct</text:span> <text:span text:style-name="T26">1</text:span><text:span text:style-name="T23">4</text:span>, <text:span text:style-name="T20">2020</text:span></text:p>
      <text:p text:style-name="P1"/>
      <text:p text:style-name="Standard"><text:span text:style-name="T11">Education</text:span><text:line-break/></text:p>
      <text:p text:style-name="P13"><text:span text:style-name="T8">Rochester Institute of Technology</text:span><text:span text:style-name="T5"> – </text:span><text:span text:style-name="T7">Rochester, New York</text:span></text:p>
      <text:p text:style-name="P13"><text:span text:style-name="T19">MicroMasters (edX),</text:span><text:span text:style-name="T17"> Cybersecurity</text:span><text:span text:style-name="T15"> – (I</text:span><text:span text:style-name="T16">n Progress</text:span><text:span text:style-name="T15">)</text:span></text:p>
      <text:p text:style-name="P13"><text:span text:style-name="T15"/></text:p>
      <text:p text:style-name="P19"><text:span text:style-name="T9">Georgia</text:span><text:span text:style-name="T8"> Institute of Technology</text:span><text:span text:style-name="T5"> – </text:span><text:span text:style-name="T9">Atlanta, Georgia</text:span></text:p>
      <text:p text:style-name="P19"><text:span text:style-name="T19">Professional Certificate (edX), Python Programming</text:span><text:span text:style-name="T15"> – (I</text:span><text:span text:style-name="T16">n Progress</text:span><text:span text:style-name="T15">)</text:span></text:p>
      <text:p text:style-name="P6"/>
      <text:p text:style-name="P11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9"><text:a xlink:type="simple" xlink:href="https://www.cryptospace.com/~akclark/content/KSU_GRADCERT_CSF.jpg" text:style-name="Internet_20_link" text:visited-style-name="Visited_20_Internet_20_Link">Graduate Certificate,</text:a> <text:span text:style-name="T13">Computer Science Foundations</text:span> – (201<text:span text:style-name="T13">9</text:span>)</text:p>
      <text:p text:style-name="P9"/>
      <text:p text:style-name="P5">Colorado State University – Ft. Collins, Colorado</text:p>
      <text:p text:style-name="P10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P3"/>
      <text:p text:style-name="P4">University of Maryland University College – Adelphi, Maryland</text:p>
      <text:p text:style-name="Standard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Standard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Standard"/>
      <text:p text:style-name="P4">Purdue University – West Lafayette, Indiana</text:p>
      <text:p text:style-name="Standard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Standard"/>
      <text:p text:style-name="P4">Defense Information School – Ft. Meade, Maryland</text:p>
      <text:p text:style-name="Standard"><text:a xlink:type="simple" xlink:href="https://www.cryptospace.com/~akclark/content/DINFOS_DIPLOMA.jpg" office:target-frame-name="_top" xlink:show="replace" text:style-name="Internet_20_link" text:visited-style-name="Visited_20_Internet_20_Link">Diploma</text:a>, Basic Public Affairs Specialist, Writer – (2004)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Teaching Experience</text:p>
      <text:p text:style-name="Standard">None</text:p>
      <text:p text:style-name="P2"/>
      <text:p text:style-name="P2">Work Experience</text:p>
      <text:p text:style-name="P3"/>
      <text:p text:style-name="P4">Senior Software Developer (Remote)</text:p>
      <text:p text:style-name="Standard">Reinke Manufacturing – Deshler, Nebraska (2015-Present)</text:p>
      <text:p text:style-name="Standard"/>
      <text:p text:style-name="P4"><text:soft-page-break/>Software Developer (Remote)</text:p>
      <text:p text:style-name="Standard">Alpine Testing – Orem, Utah (2014-2015)</text:p>
      <text:p text:style-name="Standard"/>
      <text:p text:style-name="P4">IT Specialist II</text:p>
      <text:p text:style-name="Standard">Orthman Manufacturing – Lexington, Nebraska (2012-2014)</text:p>
      <text:p text:style-name="Standard"/>
      <text:p text:style-name="P4">Quality Data Analyst</text:p>
      <text:p text:style-name="Standard">Royal Engineered Composites – Minden, Nebraska (2012)</text:p>
      <text:p text:style-name="P4"/>
      <text:p text:style-name="P4">Senior Engineering Technician</text:p>
      <text:p text:style-name="Standard">Intellicom Computer Consulting – Kearney, Nebraska (2009-2012)</text:p>
      <text:p text:style-name="Standard"/>
      <text:p text:style-name="P4">Enlisted Marine (Public Affairs Writer)</text:p>
      <text:p text:style-name="Standard">United States Marine Corps – Washington, District of Columbia (2003-2008)</text:p>
      <text:p text:style-name="Standard"/>
      <text:p text:style-name="P4">Linux System Administrator II</text:p>
      <text:p text:style-name="Standard">Rackspace Managed Hosting – San Antonio, Texas (2003)</text:p>
      <text:p text:style-name="Standard"/>
      <text:p text:style-name="P4">IT Systems Analyst</text:p>
      <text:p text:style-name="Standard">Cimarron Software Services – Houston, Texas (2001-2002)</text:p>
      <text:p text:style-name="Standard"/>
      <text:p text:style-name="P7">Helpdesk Technician</text:p>
      <text:p text:style-name="P16"><text:span text:style-name="T24">Megahaus</text:span> – <text:span text:style-name="T24">Dickinson</text:span>, Texas (<text:span text:style-name="T24">Summer 1998</text:span>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5">Open Web Application Security Project</text:p>
      <text:p text:style-name="P2"/>
      <text:p text:style-name="P2">Industry Certifications</text:p>
      <text:p text:style-name="P3"/>
      <text:p text:style-name="P4">Cisco</text:p>
      <text:p text:style-name="Standard">Cisco Certified Network Associate (2001)</text:p>
      <text:p text:style-name="P3"/>
      <text:p text:style-name="P4">CompTIA</text:p>
      <text:p text:style-name="Standard">A+ (2001)</text:p>
      <text:p text:style-name="Standard">Network+ (2001)</text:p>
      <text:p text:style-name="P4"><text:soft-page-break/></text:p>
      <text:p text:style-name="P4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3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2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21">2020</text:span>)<text:line-break/><text:span text:style-name="T12">Nebraska.Code – </text:span><text:a xlink:type="simple" xlink:href="https://www.amegala.com/" text:style-name="Internet_20_link" text:visited-style-name="Visited_20_Internet_20_Link"><text:span text:style-name="T12">Amegala</text:span></text:a><text:span text:style-name="T12"> – Lincoln, Nebraska (2019)</text:span></text:p>
      <text:p text:style-name="Standard"/>
      <text:p text:style-name="P2">Presentations</text:p>
      <text:p text:style-name="Standard"/>
      <text:p text:style-name="P8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10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4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Clark, Aaron K. - CV</dc:title>
    <meta:creation-date>2017-11-27T21:47:00Z</meta:creation-date>
    <dc:date>2020-10-14T05:23:54.388883486</dc:date>
    <meta:editing-cycles>232</meta:editing-cycles>
    <meta:editing-duration>PT10H44M29S</meta:editing-duration>
    <meta:document-statistic meta:table-count="0" meta:image-count="0" meta:object-count="0" meta:page-count="3" meta:paragraph-count="93" meta:word-count="483" meta:character-count="3846" meta:non-whitespace-character-count="3411"/>
    <meta:template xlink:type="simple" xlink:actuate="onRequest" xlink:title="" xlink:href="Normal"/>
  </office:meta>
</office:document-meta>
</file>